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3.03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ce1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>
            <text:p>Tarea</text:p>
          </table:table-cell>
          <table:table-cell table:style-name="Default" office:value-type="string">
            <text:p>Fecha</text:p>
          </table:table-cell>
          <table:table-cell office:value-type="string">
            <text:p>Horas estimadas</text:p>
          </table:table-cell>
          <table:table-cell office:value-type="string">
            <text:p>Horas reales</text:p>
          </table:table-cell>
        </table:table-row>
        <table:table-row table:style-name="ro1">
          <table:table-cell office:value-type="string">
            <text:p>Crear Cuenta GITHUB 1°</text:p>
          </table:table-cell>
          <table:table-cell office:value-type="date" office:date-value="2012-03-16">
            <text:p>16/03/12</text:p>
          </table:table-cell>
          <table:table-cell office:value-type="string">
            <text:p>15'</text:p>
          </table:table-cell>
          <table:table-cell office:value-type="string">
            <text:p>40'</text:p>
          </table:table-cell>
        </table:table-row>
        <table:table-row table:style-name="ro1">
          <table:table-cell office:value-type="string">
            <text:p>Crear Cuenta GITHUB 2°</text:p>
          </table:table-cell>
          <table:table-cell office:value-type="date" office:date-value="2012-03-25">
            <text:p>25/03/12</text:p>
          </table:table-cell>
          <table:table-cell office:value-type="string">
            <text:p>10'</text:p>
          </table:table-cell>
          <table:table-cell office:value-type="string">
            <text:p>5'</text:p>
          </table:table-cell>
        </table:table-row>
        <table:table-row table:style-name="ro1">
          <table:table-cell office:value-type="string">
            <text:p>Resumir Paper No Bullets</text:p>
          </table:table-cell>
          <table:table-cell office:value-type="date" office:date-value="2012-03-22">
            <text:p>22/03/12</text:p>
          </table:table-cell>
          <table:table-cell office:value-type="string">
            <text:p>40'</text:p>
          </table:table-cell>
          <table:table-cell table:style-name="ce2" office:value-type="string">
            <text:p>1h 35'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6">26/03/2012</text:date>, <text:time>11:5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3-26T11:51:49</dc:date>
    <meta:editing-duration>PT7M47S</meta:editing-duration>
    <meta:editing-cycles>2</meta:editing-cycles>
    <meta:generator>LibreOffice/3.4$Linux LibreOffice_project/340m1$Build-402</meta:generator>
    <dc:creator>nacho </dc:creator>
    <meta:document-statistic meta:table-count="3" meta:cell-count="16" meta:object-count="0"/>
  </office:meta>
</office:document-meta>
</file>